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WindsorDemi.fog"/>
    </style:style>
    <style:style style:name="P2" style:family="paragraph" style:parent-style-name="Standard">
      <style:text-properties style:font-name="WindsorDemi.fog" fo:font-size="11pt" style:font-size-asian="11pt" style:font-size-complex="11pt"/>
    </style:style>
    <style:style style:name="T1" style:family="text">
      <style:text-properties style:font-name="WindsorDemi.fog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 Black" fo:font-size="12pt" style:font-size-asian="12pt" style:font-size-complex="12pt"/>
    </style:style>
    <style:style style:name="T5" style:family="text">
      <style:text-properties style:font-name="AuntJudy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H.OD. Inventory Sheet of<text:span text:style-name="T5">...</text:span></text:p>
      <text:p text:style-name="P1"><text:span text:style-name="T5"/></text:p>
      <text:p text:style-name="P1">Quantity<text:tab/>Name<text:tab/><text:tab/><text:tab/><text:tab/><text:tab/><text:tab/>Slot Size<text:tab/><text:tab/>Slot Number</text:p>
      <text:p text:style-name="P1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2"/>
      <text:p text:style-name="P2">________<text:tab/>__________________________________<text:tab/>_______________<text:tab/>______________</text:p>
      <text:p text:style-name="P1"/>
      <text:p text:style-name="P2">________<text:tab/>__________________________________<text:tab/>_______________<text:tab/>______________</text:p>
      <text:p text:style-name="P1"/>
      <text:p text:style-name="P2">________<text:tab/>__________________________________<text:tab/>_______________<text:tab/>______________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0T04:14:38.37</meta:creation-date>
    <meta:document-statistic meta:table-count="0" meta:image-count="0" meta:object-count="0" meta:page-count="1" meta:paragraph-count="26" meta:word-count="106" meta:character-count="1845"/>
    <dc:date>2022-08-20T04:19:52.02</dc:date>
    <meta:editing-duration>PT5M13S</meta:editing-duration>
    <meta:editing-cycles>1</meta:editing-cycles>
    <meta:generator>OpenOffice/4.1.12$Win32 OpenOffice.org_project/4112m1$Build-9809</meta:generator>
  </office:meta>
</office:document-meta>
</file>